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E4300002CF670C6D82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paragraph-properties fo:margin-left="0.4925in" fo:margin-right="0in" fo:text-indent="0in" style:auto-text-indent="false"/>
    </style:style>
    <style:style style:name="P5"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oject Proposal</text:h>
      <text:p text:style-name="Standard"><text:span text:style-name="T1"/></text:p>
      <text:p text:style-name="Standard"><text:span text:style-name="T1">Project Title: </text:span>D567</text:p>
      <text:p text:style-name="Standard"/>
      <text:p text:style-name="Standard"><text:span text:style-name="T1">Project Members:</text:span> Ryan Williams &amp; Michael Brennock</text:p>
      <text:p text:style-name="Standard"/>
      <text:p text:style-name="P1">Project Description: </text:p>
      <text:p text:style-name="P4">D567 is a utility and API for providing run-time debugging right on the Android. D567 will provide support for trace sessions, saving/loading program state, and for capturing information on unhandled exceptions in the main thread. Later on we would like to add support for viewing and modifying values in the program.</text:p>
      <text:p text:style-name="P4"/>
      <text:p text:style-name="P4">D567 will have the following general structure:</text:p>
      <text:p text:style-name="P4"/>
      <text:p text:style-name="P4"><draw:frame draw:style-name="fr1" draw:name="graphics1" text:anchor-type="paragraph" svg:width="6.4327in" svg:height="3.0673in" draw:z-index="0"><draw:image xlink:href="Pictures/2000000700005E4300002CF670C6D820.svm" xlink:type="simple" xlink:show="embed" xlink:actuate="onLoad"/></draw:frame></text:p>
      <text:p text:style-name="P4"><text:span text:style-name="T1">Client Application</text:span> – The application to be debugged. The Client Application will need to handle intents from the D567 App for starting/stopping trace sessions and for saving/loading state. If the Client Application experiences an unhandled exception in the main thread, it will also capture that exception information and send it to the D567 App via an Intent.</text:p>
      <text:p text:style-name="P4"/>
      <text:p text:style-name="P4"><text:span text:style-name="T1">Trace Content Provider</text:span> – The D567 App will be able to query the Trace Content Provider in order to access any trace sessions and save states in the client applications database. This will require that the user expose the Trace Content Provider via the application manifest.</text:p>
      <text:p text:style-name="P4"/>
      <text:p text:style-name="P4"><text:span text:style-name="T1">DB</text:span> – The Client Application's Database is where we will store any trace session information and save states.</text:p>
      <text:p text:style-name="P4"/>
      <text:p text:style-name="P4"><text:span text:style-name="T1">D567 App </text:span>– The D567 App will be able to detect any running debuggable Client Applications on the users Android and list them. The user will be able to select an application to work with. From there they can start/stop/view/delete trace sessions, view saved states, save the current state of the client Application, and request that the Client Application load a saved state.</text:p>
      <text:p text:style-name="P4"><text:soft-page-break/></text:p>
      <text:p text:style-name="Standard"/>
      <text:p text:style-name="Standard"><text:span text:style-name="T1">Project UI</text:span>:</text:p>
      <text:p text:style-name="Standard"/>
      <text:p text:style-name="Standard"><text:span text:style-name="T1">Project Deliverables</text:span>:</text:p>
      <text:list xml:id="list828315570907061475" text:style-name="L1">
        <text:list-item>
          <text:p text:style-name="P2">The D567 App. It will auto-detect and list any programs that are debuggable, allow the user to start/stop trace sessions, view trace sessions (with filtering), </text:p>
        </text:list-item>
        <text:list-item>
          <text:p text:style-name="P2">The D567 API and Documentation. It will support trace sessions, saving/loading state, and capturing unhandled exceptions in the main thread.</text:p>
        </text:list-item>
        <text:list-item>
          <text:p text:style-name="P2">Example Application(s) demonstrating how to use the D567 API.</text:p>
        </text:list-item>
      </text:list>
      <text:p text:style-name="Standard"/>
      <text:p text:style-name="Standard"><text:span text:style-name="T1">Project Organization</text:span>:</text:p>
      <text:list xml:id="list1666365136653692218" text:style-name="L2">
        <text:list-item>
          <text:p text:style-name="P3">Ryan Williams will work primarily on the D567 API and associated Documentation.</text:p>
        </text:list-item>
        <text:list-item>
          <text:p text:style-name="P3">Michael Brennock will work primarily on the D567 App and associated Docum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Williams</meta:initial-creator>
    <meta:creation-date>2014-03-16T14:47:44.34</meta:creation-date>
    <dc:date>2014-03-16T15:48:24.95</dc:date>
    <dc:creator>Ryan Williams</dc:creator>
    <meta:editing-duration>PT29M56S</meta:editing-duration>
    <meta:editing-cycles>6</meta:editing-cycles>
    <meta:generator>OpenOffice/4.0.1$Win32 OpenOffice.org_project/401m5$Build-9714</meta:generator>
    <meta:document-statistic meta:table-count="0" meta:image-count="1" meta:object-count="0" meta:page-count="2" meta:paragraph-count="18" meta:word-count="345" meta:character-count="2164"/>
  </office:meta>
</office:document-meta>
</file>